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632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/>
    </style:style>
    <style:style style:name="ce2" style:family="table-cell" style:parent-style-name="Default" style:data-style-name="N0">
      <style:table-cell-properties style:cell-protect="none" style:print-content="true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'',@rotation:0,@rotateWithView: false,@anchor: [1,0],@scale: 0.10@}),@text: new ol.style.Text({@text: name,@font: 'small-caps bold 10px/1 sans-serif',@offsetX : 80,@offsetY : -4,@fill: new ol.style.Fill({@color: 'rgba(0,0,0,1)'@})@})@}),@'backward':  new ol.style.Style({@image: new ol.style.Icon({@src: '<text:a xlink:href="https://raw.githubusercontent/" xlink:type="simple">https://raw.githubusercontent</text:a>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',@rotation:3.14,@rotateWithView: false,@anchor: [-1,0],@scale: 0.10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 table:number-rows-repeated="104788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00:01:18.975000000</meta:creation-date>
    <dc:date>2024-04-23T23:47:07.108000000</dc:date>
    <meta:editing-duration>PT3H32M11S</meta:editing-duration>
    <meta:editing-cycles>3</meta:editing-cycles>
    <meta:generator>LibreOffice/24.2.2.2$Windows_x86 LibreOffice_project/d56cc158d8a96260b836f100ef4b4ef25d6f1a01</meta:generator>
    <meta:document-statistic meta:table-count="1" meta:cell-count="17300" meta:object-count="0"/>
  </office:meta>
</office:document-meta>
</file>